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text-properties officeooo:rsid="001cbeb7" officeooo:paragraph-rsid="001cbeb7"/>
    </style:style>
    <style:style style:name="P2" style:family="paragraph" style:parent-style-name="Standard">
      <style:paragraph-properties fo:text-align="justify" style:justify-single-word="false"/>
      <style:text-properties style:font-name="Lohit Bengali" style:text-underline-style="none" fo:font-weight="normal" officeooo:rsid="001d6b2d" officeooo:paragraph-rsid="001d6b2d" style:font-weight-asian="normal" style:font-weight-complex="normal"/>
    </style:style>
    <style:style style:name="P3" style:family="paragraph" style:parent-style-name="Standard">
      <style:paragraph-properties fo:text-align="justify" style:justify-single-word="false"/>
      <style:text-properties style:font-name="Lohit Bengali" style:text-underline-style="none" fo:font-weight="normal" officeooo:rsid="001ea6de" officeooo:paragraph-rsid="001ea6de" style:font-weight-asian="normal" style:font-weight-complex="normal"/>
    </style:style>
    <style:style style:name="P4" style:family="paragraph" style:parent-style-name="Standard">
      <style:paragraph-properties fo:text-align="justify" style:justify-single-word="false"/>
      <style:text-properties style:font-name="Lohit Bengali" style:text-underline-style="none" fo:font-weight="normal" officeooo:rsid="001cbeb7" officeooo:paragraph-rsid="001cbeb7" style:font-weight-asian="normal" style:font-weight-complex="normal"/>
    </style:style>
    <style:style style:name="P5" style:family="paragraph" style:parent-style-name="Standard">
      <style:paragraph-properties fo:text-align="justify" style:justify-single-word="false"/>
      <style:text-properties style:font-name="Lohit Bengali" style:text-underline-style="none" fo:font-weight="normal" officeooo:rsid="002dad2f" officeooo:paragraph-rsid="002dad2f" style:font-weight-asian="normal" style:font-weight-complex="normal"/>
    </style:style>
    <style:style style:name="P6" style:family="paragraph" style:parent-style-name="Standard">
      <style:paragraph-properties fo:text-align="justify" style:justify-single-word="false"/>
      <style:text-properties style:font-name="Lohit Bengali" style:text-underline-style="none" fo:font-weight="normal" officeooo:rsid="0044eecd" officeooo:paragraph-rsid="0044eecd" style:font-weight-asian="normal" style:font-weight-complex="normal"/>
    </style:style>
    <style:style style:name="P7" style:family="paragraph" style:parent-style-name="Standard">
      <style:paragraph-properties fo:text-align="justify" style:justify-single-word="false"/>
      <style:text-properties style:font-name="Lohit Bengali" style:text-underline-style="none" fo:font-weight="normal" officeooo:rsid="0053a120" officeooo:paragraph-rsid="0053a120" style:font-weight-asian="normal" style:font-weight-complex="normal"/>
    </style:style>
    <style:style style:name="P8" style:family="paragraph" style:parent-style-name="Standard">
      <style:paragraph-properties fo:text-align="justify" style:justify-single-word="false"/>
      <style:text-properties style:font-name="Lohit Bengali" style:text-underline-style="none" fo:font-weight="normal" officeooo:rsid="00563e7f" officeooo:paragraph-rsid="00563e7f" style:font-weight-asian="normal" style:font-weight-complex="normal"/>
    </style:style>
    <style:style style:name="P9" style:family="paragraph" style:parent-style-name="Standard">
      <style:paragraph-properties fo:text-align="justify" style:justify-single-word="false"/>
      <style:text-properties style:font-name="Lohit Bengali" style:text-underline-style="solid" style:text-underline-width="auto" style:text-underline-color="font-color" fo:font-weight="bold" officeooo:rsid="001ea6de" officeooo:paragraph-rsid="001ea6de" style:font-weight-asian="bold" style:font-weight-complex="bold"/>
    </style:style>
    <style:style style:name="P10" style:family="paragraph" style:parent-style-name="Standard">
      <style:paragraph-properties fo:text-align="justify" style:justify-single-word="false"/>
      <style:text-properties style:font-name="Lohit Bengali" style:text-underline-style="solid" style:text-underline-width="auto" style:text-underline-color="font-color" fo:font-weight="bold" officeooo:rsid="001cbeb7" officeooo:paragraph-rsid="001cbeb7" style:font-weight-asian="bold" style:font-weight-complex="bold"/>
    </style:style>
    <style:style style:name="P11" style:family="paragraph" style:parent-style-name="Standard">
      <style:paragraph-properties fo:text-align="justify" style:justify-single-word="false"/>
      <style:text-properties style:font-name="Lohit Bengali" style:text-underline-style="solid" style:text-underline-width="auto" style:text-underline-color="font-color" fo:font-weight="bold" officeooo:rsid="0044eecd" officeooo:paragraph-rsid="0044eecd" style:font-weight-asian="bold" style:font-weight-complex="bold"/>
    </style:style>
    <style:style style:name="P12" style:family="paragraph" style:parent-style-name="Standard">
      <style:paragraph-properties fo:text-align="justify" style:justify-single-word="false"/>
      <style:text-properties style:font-name="Lohit Bengali" style:text-underline-style="solid" style:text-underline-width="auto" style:text-underline-color="font-color" fo:font-weight="bold" officeooo:rsid="0053a120" officeooo:paragraph-rsid="0053a120" style:font-weight-asian="bold" style:font-weight-complex="bold"/>
    </style:style>
    <style:style style:name="P13" style:family="paragraph" style:parent-style-name="Standard">
      <style:paragraph-properties fo:text-align="justify" style:justify-single-word="false"/>
      <style:text-properties style:font-name="Lohit Bengali" officeooo:rsid="001cbeb7"/>
    </style:style>
    <style:style style:name="P14" style:family="paragraph" style:parent-style-name="Standard">
      <style:paragraph-properties fo:text-align="justify" style:justify-single-word="false"/>
      <style:text-properties style:font-name="Lohit Bengali" officeooo:rsid="001cbeb7" officeooo:paragraph-rsid="001cbeb7"/>
    </style:style>
    <style:style style:name="P15" style:family="paragraph" style:parent-style-name="Standard">
      <style:paragraph-properties fo:text-align="justify" style:justify-single-word="false"/>
      <style:text-properties style:font-name="Lohit Bengali" officeooo:rsid="0044eecd" officeooo:paragraph-rsid="004a3722"/>
    </style:style>
    <style:style style:name="P16" style:family="paragraph" style:parent-style-name="Standard">
      <style:paragraph-properties fo:text-align="justify" style:justify-single-word="false"/>
      <style:text-properties style:font-name="Lohit Bengali" officeooo:rsid="0044eecd" officeooo:paragraph-rsid="00519693"/>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writing-mode="lr-tb"/>
      <style:text-properties style:font-name="Lohit Bengali" style:text-underline-style="none" fo:font-weight="normal" officeooo:rsid="002dad2f" officeooo:paragraph-rsid="002dbd6c" style:font-weight-asian="normal" style:font-weight-complex="normal"/>
    </style:style>
    <style:style style:name="P19" style:family="paragraph" style:parent-style-name="Standard">
      <style:paragraph-properties fo:text-align="justify" style:justify-single-word="false" style:writing-mode="lr-tb"/>
      <style:text-properties style:font-name="Lohit Bengali" style:text-underline-style="none" fo:font-weight="normal" officeooo:rsid="002dbd6c" officeooo:paragraph-rsid="003bd4de" style:font-weight-asian="normal" style:font-weight-complex="normal"/>
    </style:style>
    <style:style style:name="T1" style:family="text">
      <style:text-properties style:use-window-font-color="true" fo:background-color="transparent" loext:char-shading-value="0"/>
    </style:style>
    <style:style style:name="T2" style:family="text">
      <style:text-properties officeooo:rsid="001d6b2d"/>
    </style:style>
    <style:style style:name="T3" style:family="text">
      <style:text-properties officeooo:rsid="001ea6de"/>
    </style:style>
    <style:style style:name="T4" style:family="text">
      <style:text-properties officeooo:rsid="001ea874"/>
    </style:style>
    <style:style style:name="T5" style:family="text">
      <style:text-properties officeooo:rsid="0021e68a"/>
    </style:style>
    <style:style style:name="T6" style:family="text">
      <style:text-properties officeooo:rsid="0024fe6d"/>
    </style:style>
    <style:style style:name="T7" style:family="text">
      <style:text-properties officeooo:rsid="002815b1"/>
    </style:style>
    <style:style style:name="T8" style:family="text">
      <style:text-properties officeooo:rsid="002dbd6c"/>
    </style:style>
    <style:style style:name="T9" style:family="text">
      <style:text-properties officeooo:rsid="002f1d56"/>
    </style:style>
    <style:style style:name="T10" style:family="text">
      <style:text-properties officeooo:rsid="0048049a"/>
    </style:style>
    <style:style style:name="T11" style:family="text">
      <style:text-properties officeooo:rsid="004bf762"/>
    </style:style>
    <style:style style:name="T12" style:family="text">
      <style:text-properties officeooo:rsid="0053a120"/>
    </style:style>
    <style:style style:name="T13" style:family="text">
      <style:text-properties officeooo:rsid="005757ae"/>
    </style:style>
    <style:style style:name="T14" style:family="text">
      <style:text-properties officeooo:rsid="005a844c"/>
    </style:style>
    <style:style style:name="T15" style:family="text">
      <style:text-properties officeooo:rsid="005c9133"/>
    </style:style>
    <style:style style:name="T16" style:family="text">
      <style:text-properties officeooo:rsid="005fd153"/>
    </style:style>
    <style:style style:name="T17" style:family="text">
      <style:text-properties officeooo:rsid="0062226d"/>
    </style:style>
    <style:style style:name="T18" style:family="text">
      <style:text-properties officeooo:rsid="00647cc6"/>
    </style:style>
    <style:style style:name="T19" style:family="text">
      <style:text-properties officeooo:rsid="006714a6"/>
    </style:style>
    <style:style style:name="T20" style:family="text">
      <style:text-properties officeooo:rsid="006c2847"/>
    </style:style>
    <style:style style:name="T21"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3"/>
      <text:p text:style-name="P13"/>
      <text:p text:style-name="P13"/>
      <text:p text:style-name="P13"/>
      <text:p text:style-name="P13"/>
      <text:p text:style-name="P14">Aerostat Control System</text:p>
      <text:p text:style-name="P14">User Manual</text:p>
      <text:p text:style-name="P13"/>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able of Contents</text:p>
      <text:p text:style-name="P14"><text:soft-page-break/></text:p>
      <text:p text:style-name="P14">About</text:p>
      <text:p text:style-name="P14"/>
      <text:p text:style-name="P14">Hardware Overview</text:p>
      <text:p text:style-name="P14"/>
      <text:p text:style-name="P14">Firmware <text:span text:style-name="T19">Overview</text:span></text:p>
      <text:p text:style-name="P14"/>
      <text:p text:style-name="P14"/>
      <text:p text:style-name="P14">Setup</text:p>
      <text:p text:style-name="P14"/>
      <text:p text:style-name="P14"/>
      <text:p text:style-name="P14">Notic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Hardware Overview</text:p>
      <text:p text:style-name="P14"/>
      <text:p text:style-name="P10"><text:soft-page-break/>Components <text:span text:style-name="T3">Overview</text:span></text:p>
      <text:p text:style-name="P4">The system consists of <text:span text:style-name="T2">&lt;number&gt;</text:span> parts. This parts include:</text:p>
      <text:p text:style-name="P4"/>
      <text:p text:style-name="P4">The main board itself</text:p>
      <text:p text:style-name="P4">&lt;image&gt;</text:p>
      <text:p text:style-name="P4"/>
      <text:p text:style-name="P2">RGB+3 Camera</text:p>
      <text:p text:style-name="P2">&lt;image&gt;</text:p>
      <text:p text:style-name="P4"/>
      <text:p text:style-name="P2">FPV Transmitter</text:p>
      <text:p text:style-name="P2">&lt;image&gt;</text:p>
      <text:p text:style-name="P2"/>
      <text:p text:style-name="P2">FPV Receiver</text:p>
      <text:p text:style-name="P2">&lt;image&gt;</text:p>
      <text:p text:style-name="P2"/>
      <text:p text:style-name="P2">X<text:span text:style-name="T12">B</text:span>ee USB Dongle</text:p>
      <text:p text:style-name="P2">&lt;image&gt;</text:p>
      <text:p text:style-name="P2"/>
      <text:p text:style-name="P9">Components Description</text:p>
      <text:p text:style-name="P9"/>
      <text:p text:style-name="P9">Main Board</text:p>
      <text:p text:style-name="P9"/>
      <text:p text:style-name="P3">The main board consists of a Printed Circuit Board (PCB) that was designed using KiCAD EDA. PCBs were ordered through OSH Park and hand assembled. </text:p>
      <text:p text:style-name="P3"/>
      <text:p text:style-name="P3">The board is designed to allow wireless control of the Tetracam RGB+3 Camera (discussed in next section). The board includes circuitry and components that utilize an X<text:span text:style-name="T7">B</text:span>ee 900MHz Radio Module operating in pass <text:span text:style-name="T7">t</text:span>hrough mode that connects to an ATMega328P (AVR) Microcontroller (MCU). The AVR runs a modified Arduino bootloader that normally runs on the Sparkfun Pro Mini 8MHz model development board. The <text:span text:style-name="T7">O</text:span>ptiboot bootloader allows the AVR to be programmed over <text:span text:style-name="T4">USB</text:span> <text:span text:style-name="T4">through</text:span> an FTDI FT230X USB <text:span text:style-name="T5">to UART s</text:span>erial bridge. This function is <text:soft-page-break/>identical to most <text:span text:style-name="T6">A</text:span>rduino boards that do not have native USB <text:span text:style-name="T6">functionality</text:span> on the MCU itself. <text:span text:style-name="T7">The AVR also communicates with the on board XBee module over UART serial. Since the AVR only has one hardware UART serial port, on REV C of the board, jumpers wire included to allow selecting between connecting the AVR to the FT230X bridge or the XBee module. This allows the AVR to use hardware UART serial to communicate where it matters. In REV D of the board, a multiplexer (MUX) is used to switch between connecting to the XBee and the FT230X bridge. The control signal for the MUX is the +5VDC line on the USB connector. Therefore as long as the board is plugged into a PC over USB, the board will connect the AVR to the FT230X bridge automatically.</text:span></text:p>
      <text:p text:style-name="P3"/>
      <text:p text:style-name="P5">In REV C of the main board, the GP-735T GPS module connected to the AVR using the Arduino Software Serial library. This allows the AVR to know its geographic position. The GPS also connects to the RGB+3 Camera. REV C did not include the necessary UART To RS232 Adapter that the RGB+3 requires. As a result of this, an external adapter was spliced into the system to make due. REV D (in progress) does include the adapter on the board itself to allow for a more compact system. The adapter used is the Maxim Semiconductor MAX3232 which runs off the logic level (+3.3VDC) of the rest of the board but is able of generating the larger voltage swings required for RS232 communication.</text:p>
      <text:p text:style-name="P5"/>
      <text:p text:style-name="P18">Input voltage from USB is +5VDC and is regulated to +3.3VDC using the Recom R-78 <text:span text:style-name="T8">buck r</text:span>egulator module (+3.3VDC, 500mA). Previously (REV A &amp; REV B) used a self designed voltage regulator module that utilized the <text:span text:style-name="T8">Semtech TS30011 buck regulator. Stability issues on both designs of the regulator module. Both regulators are highly efficient buck regulators. The current Recom R-78 is a through hole module that allows use of a common linear +3.3VDC regulator such as the ST Microelectronics <text:s/>LD1117V33 <text:s/>if the Recom R-78 module is to fail or not work appropriately. </text:span></text:p>
      <text:p text:style-name="P18"/>
      <text:p text:style-name="P19">REV C included over voltage protection circuitry using a crowbar type configuration. <text:span text:style-name="T9">This was because of the failed design of the voltage regulator </text:span><text:soft-page-break/><text:span text:style-name="T9">modules. The crowbar circuits were arranged on the input 3 Cell 11.1V Lithium Polymer Battery (3S LIPO) into the board and the output of the 3.3V regulator module. On REV C, the crowbar circuits were tested to be working but since the triacs in the circuit were removable, the circuits were ran without the crowbars operation for some time. No ill effects were observed so for the sake of simplicity, the crowbar circuits were removed in REV D.</text:span></text:p>
      <text:p text:style-name="P2"/>
      <text:p text:style-name="P6">Please refer to the schematics for further information on the main board.</text:p>
      <text:p text:style-name="P6"/>
      <text:p text:style-name="P11">RGB+3 Camera</text:p>
      <text:p text:style-name="P14"/>
      <text:p text:style-name="P15">The Tetracam RGB+3 Camera is a multi spectral camera designed for use on aircraft. The camera interfaces with the main board over a standard HDMI cable. This cable can further be <text:span text:style-name="T11">referred</text:span> to as the <text:span text:style-name="T11">Multi-GPO</text:span> (General Purpose Input Output) cable. <text:span text:style-name="T10">Tetracam set forth standard connections for the system. Most of these connections are standard inputs or outputs at a +3.3VDC logic level with the exception of the RS232 port that connects to the GPS. Additionally, the camera includes NTSC video over the HDMI connector as well. Beware, the HDMI does not have a standard HDMI pinout! Connecting the camera to another device over the HDMI cable is not recommended! The main board mentioned above includes the necessary connections to an First Person View (FPV) transmitter and GPS module with RS232 level shifter. The RS323 port is accessible additionally through a 3.5mm auxiallaty jack on the camera. The NTSC video stream is accessible additionally through an RCA plug on the camera.</text:span></text:p>
      <text:p text:style-name="P15"/>
      <text:p text:style-name="P16"><text:span text:style-name="T10">Tetracam supplied a key shaped PCB that has a HDMI connector on one end and breakouts the different signals of the HDMI cable. </text:span></text:p>
      <text:p text:style-name="P16"/>
      <text:p text:style-name="P16"><text:span text:style-name="T10">Please refer to the RGB+3 User Guide from Tetracam for more information on the camera.</text:span></text:p>
      <text:p text:style-name="P16"/>
      <text:p text:style-name="P12">FPV Transmitter</text:p>
      <text:p text:style-name="P12"><text:soft-page-break/></text:p>
      <text:p text:style-name="P7">For simplicity’s sake, an external FPV transmitter was utilized, the FPV transmitter model number is the TS832 module. This module supports multiple different modules and is interfaced via a 5 pin connector.</text:p>
      <text:p text:style-name="P7"/>
      <text:p text:style-name="P12">FPV Receiver</text:p>
      <text:p text:style-name="P12"/>
      <text:p text:style-name="P7">The matching receiver for the chosen transmitter is the one included in this project. The chosen receiver’s model number is the RC832 module. This module also supports the same channels as the FPV transmitter. Normally, the FPV receiver outputs video onto an RCA type plug but this receiver was modified to include a USB video capture card. This means that the receiver can be directly plugged into a PC over USB type A in which the device acts as a standard web cam. The device is also powered over the +5VDC from the USB cable. On Debian Linux, the camera is recognized however on Windows, drivers may need to be installed. In this case, the drivers required are the USBTV007 <text:s/>driver.</text:p>
      <text:p text:style-name="P7"/>
      <text:p text:style-name="P12">XBee USB Dongle</text:p>
      <text:p text:style-name="P12"/>
      <text:p text:style-name="P8">The XBee USB dongle from Sparkfun allows a simple connection between the XBee and the PC. The X<text:span text:style-name="T17">B</text:span>ees chosen are the XBee Pro 900 model <text:span text:style-name="T16">with wire whip antenna</text:span>. These have been tested to about 1000ft successfully. Currently the X<text:span text:style-name="T16">B</text:span>ees are configured to run at 9600 Baud. To interface with the XBee, a COM port program needs to be installed on the host PC. For Windows, a suitable program is Pu<text:span text:style-name="T15">TTY</text:span>. On Linux, a su<text:span text:style-name="T13">i</text:span>table program is Cute<text:span text:style-name="T14">C</text:span>om. <text:span text:style-name="T18">Command processing on the main board expects to NOT see line end characters, therefore set the line ending to NONE in both programs to reliably communicate with the main bo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cbeb7" officeooo:paragraph-rsid="001cbeb7"/>
    </style:style>
    <style:style style:name="MT1" style:family="text">
      <style:text-properties style:use-window-font-color="true"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10:37:48.703222585</meta:creation-date>
    <meta:generator>LibreOffice/5.2.7.2$Linux_X86_64 LibreOffice_project/20m0$Build-2</meta:generator>
    <dc:date>2017-12-31T13:08:44.587390991</dc:date>
    <meta:editing-duration>PT1H36M14S</meta:editing-duration>
    <meta:editing-cycles>31</meta:editing-cycles>
    <meta:document-statistic meta:table-count="0" meta:image-count="0" meta:object-count="0" meta:page-count="6" meta:paragraph-count="40" meta:word-count="1094" meta:character-count="6429" meta:non-whitespace-character-count="5367"/>
  </office:meta>
</office:document-meta>
</file>